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17_19-12-33_000.jpg</text:p>
          </table:table-cell>
          <table:table-cell table:style-name="ce19" office:value-type="string">
            <text:p>:m :尺八,shakuhachi,bamboo 1*1 / session-memo / s.1:genr=warm-up,other=yuri,R=~,score=+</text:p>
          </table:table-cell>
          <table:table-cell table:style-name="ce4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5" table:formula="of:=IF([.E2]=&quot;&quot;;[.C2];CONCATENATE([.C2];&quot; / &quot;;[.E2]))" office:value-type="string" office:string-value=":m :尺八,shakuhachi,bamboo 1*1 / session-memo / s.1:genr=warm-up,other=yuri,R=~,score=+">
            <text:p>:m :尺八,shakuhachi,bamboo 1*1 / session-memo / s.1:genr=warm-up,other=yuri,R=~,score=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2-17_20-28-34_000.jpg</text:p>
          </table:table-cell>
          <table:table-cell table:style-name="ce19" office:value-type="string">
            <text:p>:PHOTO 記録しておきたいもの / @台所：流し / 記録用 / 鍋：沸かしすぎて、お湯が全部、蒸発した</text:p>
          </table:table-cell>
          <table:table-cell table:style-name="ce4"/>
          <table:table-cell table:style-name="ce4"/>
          <table:table-cell table:style-name="ce4" office:value-type="string">
            <text:p>N-35-35-35.137939 E-139-35-1.904296</text:p>
          </table:table-cell>
          <table:table-cell table:style-name="ce35" table:formula="of:=IF([.E3]=&quot;&quot;;[.C3];CONCATENATE([.C3];&quot; / &quot;;[.E3]))" office:value-type="string" office:string-value=":PHOTO 記録しておきたいもの / @台所：流し / 記録用 / 鍋：沸かしすぎて、お湯が全部、蒸発した">
            <text:p>:PHOTO 記録しておきたいもの / @台所：流し / 記録用 / 鍋：沸かしすぎて、お湯が全部、蒸発し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17_21-07-06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30.729675 E-139-34-45.864257</text:p>
          </table:table-cell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2-17_22-48-11_000.jpg</text:p>
          </table:table-cell>
          <table:table-cell table:style-name="ce19" office:value-type="string">
            <text:p>:PHOTO 記録 / @自室 / 電池交換 / object=トイレ用：照明</text:p>
          </table:table-cell>
          <table:table-cell table:style-name="ce19"/>
          <table:table-cell table:style-name="ce4"/>
          <table:table-cell table:style-name="ce4"/>
          <table:table-cell table:style-name="ce35" table:formula="of:=IF([.E5]=&quot;&quot;;[.C5];CONCATENATE([.C5];&quot; / &quot;;[.E5]))" office:value-type="string" office:string-value=":PHOTO 記録 / @自室 / 電池交換 / object=トイレ用：照明">
            <text:p>:PHOTO 記録 / @自室 / 電池交換 / object=トイレ用：照明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17_23-42-01_000.jpg</text:p>
          </table:table-cell>
          <table:table-cell table:style-name="ce17" office:value-type="string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；テーピングはしていない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6]=&quot;&quot;;[.C6];CONCATENATE([.C6];&quot; / &quot;;[.E6]))" office:value-type="string" office:string-value="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；テーピングはしていない">
            <text:p>:m 記録 / 身体 / ケガ / loc=左手：甲：第２、第３中手骨、下部,cause=不明,loc-incident=~,id=2021-02-10_23-34-25_000.jpg,phase=風呂から出た,apparatus=~,injury=引っかき傷：ミケ,other=前日、一日、セージ焼酎を垂らしたティッシュ、貼っている；テーピングはしていない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18_01-52-45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18_01-52-53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2-18_07-52-13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31.08673 E-139-34-49.324951</text:p>
          </table:table-cell>
          <table:table-cell table:style-name="ce35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2-18_08-19-31_000.jpg</text:p>
          </table:table-cell>
          <table:table-cell table:style-name="ce20" office:value-type="string">
            <text:p>:m :th / 「別荘育ちのお坊ちゃん」：俺は、観念する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5" table:formula="of:=IF([.E10]=&quot;&quot;;[.C10];CONCATENATE([.C10];&quot; / &quot;;[.E10]))" office:value-type="string" office:string-value=":m :th / 「別荘育ちのお坊ちゃん」：俺は、観念する">
            <text:p>:m :th / 「別荘育ちのお坊ちゃん」：俺は、観念す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2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2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2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2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2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2021/02/18</text:date>, <text:time>09:16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2-18T09:16:36.09</dc:date>
    <dc:creator>iwabuchi ken</dc:creator>
    <meta:editing-duration>P31DT9H53M33S</meta:editing-duration>
    <meta:editing-cycles>11695</meta:editing-cycles>
    <meta:document-statistic meta:table-count="1" meta:cell-count="449" meta:object-count="0"/>
  </office:meta>
</office:document-meta>
</file>